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cb96" officeooo:paragraph-rsid="0006cb96"/>
    </style:style>
    <style:style style:name="P2" style:family="paragraph" style:parent-style-name="Standard">
      <style:text-properties fo:font-weight="bold" officeooo:rsid="0006cb96" officeooo:paragraph-rsid="0006cb96" style:font-weight-asian="bold" style:font-weight-complex="bold"/>
    </style:style>
    <style:style style:name="P3" style:family="paragraph" style:parent-style-name="Standard">
      <style:text-properties fo:font-weight="bold" officeooo:rsid="0009ed2e" officeooo:paragraph-rsid="0009ed2e" style:font-weight-asian="bold" style:font-weight-complex="bold"/>
    </style:style>
    <style:style style:name="P4" style:family="paragraph" style:parent-style-name="Standard">
      <style:text-properties fo:font-weight="normal" officeooo:rsid="0009ed2e" officeooo:paragraph-rsid="0009ed2e" style:font-weight-asian="normal" style:font-weight-complex="normal"/>
    </style:style>
    <style:style style:name="P5" style:family="paragraph" style:parent-style-name="Standard">
      <style:text-properties fo:font-weight="normal" officeooo:rsid="000a23a7" officeooo:paragraph-rsid="000a23a7" style:font-weight-asian="normal" style:font-weight-complex="normal"/>
    </style:style>
    <style:style style:name="P6" style:family="paragraph" style:parent-style-name="Standard">
      <style:text-properties fo:font-weight="normal" officeooo:rsid="000c38d0" officeooo:paragraph-rsid="000c38d0" style:font-weight-asian="normal" style:font-weight-complex="normal"/>
    </style:style>
    <style:style style:name="P7" style:family="paragraph" style:parent-style-name="Standard">
      <style:text-properties fo:font-weight="normal" officeooo:rsid="000fcb6b" officeooo:paragraph-rsid="000fcb6b" style:font-weight-asian="normal" style:font-weight-complex="normal"/>
    </style:style>
    <style:style style:name="P8" style:family="paragraph" style:parent-style-name="Standard">
      <style:text-properties style:text-position="0% 100%" fo:font-weight="normal" officeooo:rsid="0006cb96" officeooo:paragraph-rsid="0009ed2e"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9ed2e"/>
    </style:style>
    <style:style style:name="T4" style:family="text">
      <style:text-properties style:text-position="0% 100%" officeooo:rsid="000a23a7"/>
    </style:style>
    <style:style style:name="T5" style:family="text">
      <style:text-properties style:text-position="0% 100%" officeooo:rsid="000a72e3"/>
    </style:style>
    <style:style style:name="T6" style:family="text">
      <style:text-properties style:text-position="0% 100%" officeooo:rsid="000c38d0"/>
    </style:style>
    <style:style style:name="T7" style:family="text">
      <style:text-properties style:text-position="0% 100%" officeooo:rsid="000d29fd"/>
    </style:style>
    <style:style style:name="T8" style:family="text">
      <style:text-properties style:text-position="0% 100%" fo:font-style="normal" officeooo:rsid="000d29fd" style:font-style-asian="normal" style:font-style-complex="normal"/>
    </style:style>
    <style:style style:name="T9" style:family="text">
      <style:text-properties style:text-position="0% 100%" officeooo:rsid="000e2e1a"/>
    </style:style>
    <style:style style:name="T10" style:family="text">
      <style:text-properties style:text-position="0% 100%" officeooo:rsid="000f721d"/>
    </style:style>
    <style:style style:name="T11" style:family="text">
      <style:text-properties style:text-position="0% 100%" officeooo:rsid="0013461e"/>
    </style:style>
    <style:style style:name="T12" style:family="text">
      <style:text-properties officeooo:rsid="0009ed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obotMessiah a lofty-titled Monte-Carlo game agent to play Quarto. <text:span text:style-name="T12">Honestly, I'm not sure it's better than the QuartoSemiRandomAgent I created for the earlier assignment (also included). This is especially the case if the timeout function fails to return within 10s, because that will create an offset of return values (the server will get the previous turns response all game long) ruining the entire game. </text:span></text:p>
      <text:p text:style-name="P2"/>
      <text:p text:style-name="P2">Machine Learning Efforts</text:p>
      <text:p text:style-name="P1">Initially I had plans to create a machine learning agent. My idea was to summarize a game in a number: how many win conditions remained on a given turn. I would've played games between agents that avoided losing and counted if they won or lost <text:s/>and the number of win conditions on each turn of that game. The idea was inspired by the fact that Quarto is played down the end game, where an opponent is forced to give a winning piece. By keeping track of how the number of win conditions changed over the course of the game I could perhaps begin to understand this pattern.</text:p>
      <text:p text:style-name="P1"/>
      <text:p text:style-name="P1">There are many different ways to count win conditions. I wrote a method winOpenings() (see line 854 of RobotMessiah) that attempted to do this.</text:p>
      <text:p text:style-name="P1"/>
      <text:p text:style-name="P1">The results of the machine learning could have been hardcoded into the logic of the agent, so that they seek to maintain an even number of win conditions above 8, or something like that based on my findings.</text:p>
      <text:p text:style-name="P1"/>
      <text:p text:style-name="P1">I also explored a more ambitious ML agent, one that would use a database of states to assess their relative worth. If each board state is summarized by the number of win conditions on each square, up to a limit of say 5, then every possible board state becomes much more manageable. The number of possible states would be something like 6<text:span text:style-name="T1">25 </text:span><text:span text:style-name="T2">- (the number of symmetrical states). I learned about SQLite, which would have been easy to add into the project if jars were allowed on the class path. I also considered using 1 million text files, the name of each file would've been the first portion of the string representing the state, then the last portion would have been the key in the file. </text:span><text:span text:style-name="T3">I actually created 10 million files as a test on my computer, and while it crashed the file manager, Java was able to open any file in O(1) time. Therefore my agent could have simplified its current state and then searched the file system for every rotation and symmetry of that state until it found the correct state. The value given at that key would be the result of say 1000 iterations of game playing, and perhaps 10 games that state won, and 2 games it lost, giving it a value of 8. The agent could then follow this heuristic greedily. </text:span><text:span text:style-name="T2">Due to time constraints these efforts were not followed up on.</text:span></text:p>
      <text:p text:style-name="P1"><text:span text:style-name="T2"/></text:p>
      <text:p text:style-name="P3"><text:span text:style-name="T2">Min Max and Monte Carlo Efforts</text:span></text:p>
      <text:p text:style-name="P4"><text:span text:style-name="T2">I thought Monte Carlo would be easier to implement, but I found it difficult. I still don't know how many bugs remain, and it seems to perform pretty bad against the semi random agent. The way it works is first by alternating between bestMove() and bestPiece() by recursively searching for immediate win conditions, something that only needs to be done at the beginning of the bestPiece() function. The agent changes when bestPiece() is called from the context of bestMove(). The value of the node, as eventually returned from a base case or Monte Carlo search is then assessed relative to the value of agent, so that the MIN player selects the worst move, and the MAX selects the best.</text:span></text:p>
      <text:p text:style-name="P4"><text:span text:style-name="T2"/></text:p>
      <text:p text:style-name="P4"><text:span text:style-name="T2">I put a lot of effort into reworking the datastructure of the game state</text:span><text:span text:style-name="T4"> into something I could use more comfortably. I also hoped to make the look up times quicker, although it probably didn't help. I did not have time to properly assess the efficiency of different data structures. I made lots of neat functions to help me debug (in GState.java and Common.java).</text:span></text:p>
      <text:p text:style-name="P4"><text:span text:style-name="T4"/></text:p>
      <text:p text:style-name="P5"><text:soft-page-break/><text:span text:style-name="T2">At the first level of recursion, the main thread spawns 7 other threads </text:span><text:span text:style-name="T10">(AsyncSearch2.java) </text:span><text:span text:style-name="T2">and splits the search for the best child state between all 8 running threads. Normally the algorithm is able to keep track of the best value so far so as to avoid searching longer than necessary after it finds a win condition, but this is not possible at recursion 0 because the threads run in parallel. I had not worked with Java Threads before, so I learned a lot from that. </text:span></text:p>
      <text:p text:style-name="P5"><text:span text:style-name="T2"/></text:p>
      <text:p text:style-name="P5"><text:span text:style-name="T2">After spawning, each thread continues to expand the MIN MAX tree until the Monte Carlo depth is found. This depth is set at the pieceSelectionAlgorithm() or moveSelectionAlgorithm</text:span><text:span text:style-name="T6">()</text:span><text:span text:style-name="T2"> top level function, and is based on the number of pieces on the board as a measure of computational complexity. Each time a thread reaches this point it </text:span><text:span text:style-name="T5">iterates through </text:span><text:span text:style-name="T2">a predetermined number </text:span><text:span text:style-name="T5">of searches. If there are fewer decent states at that level than that predetermined number, then a lower number of searches are started. </text:span><text:span text:style-name="T9">The number of searches is currently set to 3. While this is less than ideal, it is based on the time limit of 10s. </text:span><text:span text:style-name="T5">The structure of this search was initially recursive, where a move algorithm would call a piece algorithm until a win condition was found, but both of these were wrapped up into a single function to save 5% computation time from the call overhead. </text:span><text:span text:style-name="T6">At each new depth, the Monte Carlo search (heurLoop()) calls a heuristic, which in this case is just a basic check for win conditions. I had hoped to make a more interesting heuristic for the Monte Carlo search to use, such as those described in the Machine Learning Efforts section. Anyway, heurLoop() will select randomly from the best performing states, and repeat the search at the next level. When a win, loss, or tie is found it returns the value.</text:span></text:p>
      <text:p text:style-name="P5"><text:span text:style-name="T6"/></text:p>
      <text:p text:style-name="P6"><text:span text:style-name="T8">Within LogicHeuristic.java I </text:span><text:span text:style-name="T2">check</text:span><text:span text:style-name="T7"> </text:span><text:span text:style-name="T2">a state for a win condition</text:span><text:span text:style-name="T7"> and </text:span><text:span text:style-name="T2">to see if no win is ever possible (if all characteristics are in conflict on all rows, columns, and diagonals). </text:span><text:span text:style-name="T7">I also check </text:span><text:span text:style-name="T2">if the next player will win, which happens if there are two rows, columns, or diagonals that are missing one piece, where the characteristic that wins on one row/c/d also has its opposite win on another r/c/d. Therefore, no matter the piece given, the next player will win. I also had plans to expand this to 2 null spots on the same row/c/d, as if both null spots had opposite win conditions than the row/c/d with 2 <text:s/>null spots then a win is also guaranteed.</text:span><text:span text:style-name="T7"> I also planned to improve my check of impossible wins by considering how many pieces of a certain characteristic were left to play.</text:span></text:p>
      <text:p text:style-name="P6"/>
      <text:p text:style-name="P7"><text:span text:style-name="T7">I</text:span><text:span text:style-name="T2">n general, this was a very difficult project because of all the debugging. </text:span><text:span text:style-name="T11">It was the only university project I've done of this complexity all on my own, and it was a good learning exper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21:28:22.836295256</meta:creation-date>
    <dc:date>2020-12-04T22:53:59.311388504</dc:date>
    <meta:editing-duration>PT32M31S</meta:editing-duration>
    <meta:editing-cycles>9</meta:editing-cycles>
    <meta:generator>LibreOffice/6.0.7.3$Linux_X86_64 LibreOffice_project/00m0$Build-3</meta:generator>
    <meta:document-statistic meta:table-count="0" meta:image-count="0" meta:object-count="0" meta:page-count="2" meta:paragraph-count="13" meta:word-count="1155" meta:character-count="6502" meta:non-whitespace-character-count="5356"/>
  </office:meta>
</office:document-meta>
</file>